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8b4b" officeooo:paragraph-rsid="00058b4b"/>
    </style:style>
    <style:style style:name="P2" style:family="paragraph" style:parent-style-name="Standard">
      <style:text-properties fo:font-weight="bold" officeooo:rsid="00161627" officeooo:paragraph-rsid="00161627" style:font-weight-asian="bold" style:font-weight-complex="bold"/>
    </style:style>
    <style:style style:name="P3" style:family="paragraph" style:parent-style-name="Standard">
      <style:text-properties fo:font-size="15pt" fo:font-weight="bold" officeooo:paragraph-rsid="00058b4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77ae0" officeooo:paragraph-rsid="00077ae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77ae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paragraph-rsid="00058b4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e4d5" officeooo:paragraph-rsid="000be4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be4d5" officeooo:paragraph-rsid="000fde6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83af" officeooo:paragraph-rsid="001183a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7ae0" officeooo:paragraph-rsid="00077ae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077ae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42f7" officeooo:paragraph-rsid="000952c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2f7" officeooo:paragraph-rsid="000942f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4ced3" officeooo:paragraph-rsid="0014ced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00c5bfe" officeooo:paragraph-rsid="000c5bfe" style:font-size-asian="10.5pt" style:font-weight-asian="bold" style:font-size-complex="12pt" style:font-weight-complex="bold"/>
    </style:style>
    <style:style style:name="T1" style:family="text">
      <style:text-properties officeooo:rsid="00058b4b"/>
    </style:style>
    <style:style style:name="T2" style:family="text">
      <style:text-properties officeooo:rsid="0005ff88"/>
    </style:style>
    <style:style style:name="T3" style:family="text">
      <style:text-properties officeooo:rsid="00077ae0"/>
    </style:style>
    <style:style style:name="T4" style:family="text">
      <style:text-properties officeooo:rsid="00081e67"/>
    </style:style>
    <style:style style:name="T5" style:family="text">
      <style:text-properties officeooo:rsid="00094613"/>
    </style:style>
    <style:style style:name="T6" style:family="text">
      <style:text-properties officeooo:rsid="000952ce"/>
    </style:style>
    <style:style style:name="T7" style:family="text">
      <style:text-properties officeooo:rsid="000c5bfe"/>
    </style:style>
    <style:style style:name="T8" style:family="text">
      <style:text-properties officeooo:rsid="000df1c4"/>
    </style:style>
    <style:style style:name="T9" style:family="text">
      <style:text-properties officeooo:rsid="000f528c"/>
    </style:style>
    <style:style style:name="T10" style:family="text">
      <style:text-properties officeooo:rsid="000fde6f"/>
    </style:style>
    <style:style style:name="T11" style:family="text">
      <style:text-properties style:font-size-asian="12pt"/>
    </style:style>
    <style:style style:name="T12" style:family="text">
      <style:text-properties officeooo:rsid="00077ae0" style:font-size-asian="12pt"/>
    </style:style>
    <style:style style:name="T13" style:family="text">
      <style:text-properties officeooo:rsid="00164c93" style:font-size-asian="12pt"/>
    </style:style>
    <style:style style:name="T14" style:family="text">
      <style:text-properties officeooo:rsid="001747da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endencies:</text:p>
      <text:p text:style-name="Standard"><text:s text:c="8"/>&lt;dependency&gt;</text:p>
      <text:p text:style-name="Standard"><text:s text:c="12"/>&lt;groupId&gt;jakarta.xml.bind&lt;/groupId&gt;</text:p>
      <text:p text:style-name="Standard"><text:s text:c="12"/>&lt;artifactId&gt;jakarta.xml.bind-api&lt;/artifactId&gt;</text:p>
      <text:p text:style-name="Standard"><text:s text:c="12"/>&lt;version&gt;3.0.0&lt;/version&gt;</text:p>
      <text:p text:style-name="Standard"><text:s text:c="8"/>&lt;/dependency&gt;</text:p>
      <text:p text:style-name="Standard"/>
      <text:p text:style-name="Standard"><text:s text:c="8"/>&lt;dependency&gt;</text:p>
      <text:p text:style-name="Standard"><text:s text:c="12"/>&lt;groupId&gt;com.sun.xml.bind&lt;/groupId&gt;</text:p>
      <text:p text:style-name="Standard"><text:s text:c="12"/>&lt;artifactId&gt;jaxb-impl&lt;/artifactId&gt;</text:p>
      <text:p text:style-name="Standard"><text:s text:c="12"/>&lt;version&gt;3.0.0&lt;/version&gt;</text:p>
      <text:p text:style-name="Standard"><text:s text:c="12"/>&lt;scope&gt;runtime&lt;/scope&gt;</text:p>
      <text:p text:style-name="Standard"><text:s text:c="8"/>&lt;/dependency&gt;</text:p>
      <text:p text:style-name="P2">May be another provider, but pay attention to version</text:p>
      <text:p text:style-name="P3"/>
      <text:p text:style-name="P4">Map classes</text:p>
      <text:p text:style-name="P10">@XmlRootElement(name = "name") to get</text:p>
      <text:p text:style-name="P10">&lt;name&gt; all inside object &lt;/name&gt;</text:p>
      <text:p text:style-name="P11"/>
      <text:p text:style-name="P11"><text:span text:style-name="T4">@</text:span>XmlAttribute – <text:span text:style-name="T4">attrib of root element – </text:span><text:span text:style-name="T5">over getter or setter, field??</text:span></text:p>
      <text:p text:style-name="P11"/>
      <text:p text:style-name="P12">@XmlElement – to get &lt;???&gt; &lt;/???&gt; inside root node; <text:span text:style-name="T6">if XmlElement over class - <text:s/></text:span><text:span text:style-name="T3">XmlRootElement </text:span><text:span text:style-name="T6">is ignored(has no impact)</text:span></text:p>
      <text:p text:style-name="P13"/>
      <text:p text:style-name="P13"/>
      <text:p text:style-name="P13">@XmlType(propOrder = {"id", "name"}<text:span text:style-name="T6">) – to get props in order</text:span></text:p>
      <text:p text:style-name="P14">@XmlAccessorType(XmlAccessType.??) - field, getter/setter, </text:p>
      <text:p text:style-name="P5"/>
      <text:p text:style-name="P3"><text:span text:style-name="T1">Marshal (to xml)</text:span></text:p>
      <text:p text:style-name="P6">JAXBContext context = JAXBContext.newInstance(?.class, ?.<text:span text:style-name="T2">class</text:span>); //<text:span text:style-name="T2">list of classes which should be recognized</text:span></text:p>
      <text:p text:style-name="P6">Marshaller mar= context.createMarshaller();</text:p>
      <text:p text:style-name="P6">mar.setProperty(Marshaller.JAXB_FORMATTED_OUTPUT, Boolean.TRUE);</text:p>
      <text:p text:style-name="P6">mar.marshal(book, new File("./book.xml")); //<text:span text:style-name="T2">or output stream</text:span></text:p>
      <text:p text:style-name="P6"/>
      <text:p text:style-name="P7">Un-marshal (to obj)</text:p>
      <text:p text:style-name="P7">JAXBContext context = JAXBContext.newInstance(?.class, ?.<text:span text:style-name="T2">class</text:span>); //<text:span text:style-name="T2">list of classes which should </text:span><text:span text:style-name="T7">be recognized</text:span></text:p>
      <text:p text:style-name="P7">Unmarshaller unm = context.createUnmarshaller();</text:p>
      <text:p text:style-name="P8">(Book)unm.unmarshal(new File("./book.xml")); //<text:span text:style-name="T7">accepts also org.w3c.dom.</text:span><text:span text:style-name="T8">Node – so you may get </text:span><text:span text:style-name="T9">some element deep inside hierarchy. </text:span><text:span text:style-name="T10">Return class should have <text:s/>@</text:span><text:span text:style-name="T12">XmlRootElement</text:span></text:p>
      <text:p text:style-name="P8"><text:span text:style-name="T12"/></text:p>
      <text:p text:style-name="P9"><text:span text:style-name="T12">X</text:span><text:span text:style-name="T11">path</text:span></text:p>
      <text:p text:style-name="P9"><text:span text:style-name="T11">XPath xPath = XpathFactory.newInstance().newXPath(); </text:span></text:p>
      <text:p text:style-name="P9"><text:span text:style-name="T11">xPath.compile(expression).evaluate(xmlDocument, XpathConstants.NODESET); - </text:span><text:span text:style-name="T13">xmlDocument is org.w3c.dom.Document <text:s/></text:span></text:p>
      <text:p text:style-name="P9"><text:span text:style-name="T13"/></text:p>
      <text:p text:style-name="P9"><text:span text:style-name="T13">/</text:span><text:span text:style-name="T14">node/Find – all &lt;Find&gt; inside &lt;node&gt;</text:span></text:p>
      <text:p text:style-name="P6"/>
      <text:p text:style-name="P15">XMLStreamReader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7T19:46:22.194000000</dc:date>
    <meta:editing-duration>PT1H43M31S</meta:editing-duration>
    <meta:editing-cycles>17</meta:editing-cycles>
    <meta:document-statistic meta:table-count="0" meta:image-count="0" meta:object-count="0" meta:page-count="1" meta:paragraph-count="34" meta:word-count="155" meta:character-count="1703" meta:non-whitespace-character-count="1454"/>
  </office:meta>
</office:document-meta>
</file>